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5.318cm"/>
    </style:style>
    <style:style style:name="co17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font-name="Liberation Sans"/>
    </style:style>
    <style:style style:name="ce11" style:family="table-cell" style:parent-style-name="Default">
      <style:text-properties style:font-name="Liberation Mono"/>
    </style:style>
    <style:style style:name="ce12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Sheet1.K4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Sheet1.K4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1" table:default-cell-style-name="ce10"/>
        <table:table-column table:style-name="co6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number-columns-repeated="4" table:default-cell-style-name="ce8"/>
        <table:table-column table:style-name="co9" table:default-cell-style-name="ce8"/>
        <table:table-column table:style-name="co1" table:default-cell-style-name="ce8"/>
        <table:table-column table:style-name="co10" table:default-cell-style-name="ce8"/>
        <table:table-column table:style-name="co3" table:default-cell-style-name="ce8"/>
        <table:table-column table:style-name="co11" table:number-columns-repeated="2" table:default-cell-style-name="ce8"/>
        <table:table-column table:style-name="co3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" table:number-columns-repeated="2" table:default-cell-style-name="ce8"/>
        <table:table-column table:style-name="co1" table:number-columns-repeated="997" table:default-cell-style-name="ce10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5" table:number-columns-repeated="17"/>
          <table:table-cell table:number-columns-repeated="997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0" table:number-rows-spanned="1">
            <text:p>Involves</text:p>
          </table:table-cell>
          <table:covered-table-cell table:number-columns-repeated="4" table:style-name="ce6"/>
          <table:covered-table-cell table:number-columns-repeated="5" table:style-name="ce5"/>
          <table:table-cell table:style-name="ce5" table:number-columns-repeated="2"/>
          <table:table-cell table:style-name="ce6" office:value-type="string" calcext:value-type="string" table:number-columns-spanned="5" table:number-rows-spanned="1">
            <text:p>Fix</text:p>
          </table:table-cell>
          <table:covered-table-cell table:number-columns-repeated="4" table:style-name="ce5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Go-concurrency-bugs commit</text:p>
          </table:table-cell>
          <table:table-cell table:style-name="ce2" office:value-type="string" calcext:value-type="string">
            <text:p>Merge/fix commit</text:p>
          </table:table-cell>
          <table:table-cell table:style-name="ce2" office:value-type="string" calcext:value-type="string">
            <text:p>Bug tracker URL</text:p>
          </table:table-cell>
          <table:table-cell table:style-name="ce2" office:value-type="string" calcext:value-type="string">
            <text:p>Repo</text:p>
          </table:table-cell>
          <table:table-cell office:value-type="string" calcext:value-type="string">
            <text:p>Notes</text:p>
          </table:table-cell>
          <table:table-cell table:style-name="ce2" office:value-type="string" calcext:value-type="string">
            <text:p>Gobench Taxonomy</text:p>
          </table:table-cell>
          <table:table-cell table:style-name="ce2"/>
          <table:table-cell table:style-name="ce7" office:value-type="string" calcext:value-type="string">
            <text:p>Channel inside channel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Synchronous channel</text:p>
          </table:table-cell>
          <table:table-cell table:style-name="ce7" office:value-type="string" calcext:value-type="string">
            <text:p>Asynchronous channel</text:p>
          </table:table-cell>
          <table:table-cell table:style-name="ce7" office:value-type="string" calcext:value-type="string">
            <text:p>Blocks in select statement</text:p>
          </table:table-cell>
          <table:table-cell table:style-name="ce7" office:value-type="string" calcext:value-type="string">
            <text:p>Timeout channel</text:p>
          </table:table-cell>
          <table:table-cell table:style-name="ce7" office:value-type="string" calcext:value-type="string">
            <text:p>Missing receive</text:p>
          </table:table-cell>
          <table:table-cell table:style-name="ce7" office:value-type="string" calcext:value-type="string">
            <text:p>Missing send</text:p>
          </table:table-cell>
          <table:table-cell table:style-name="ce7" office:value-type="string" calcext:value-type="string">
            <text:p>Missing channel closure</text:p>
          </table:table-cell>
          <table:table-cell table:style-name="ce7" office:value-type="string" calcext:value-type="string">
            <text:p>Closed channels</text:p>
          </table:table-cell>
          <table:table-cell table:style-name="ce7" office:value-type="string" calcext:value-type="string">
            <text:p>Goroutine leak</text:p>
          </table:table-cell>
          <table:table-cell table:style-name="ce7"/>
          <table:table-cell table:style-name="ce7" office:value-type="string" calcext:value-type="string">
            <text:p>Make channel asynchronous</text:p>
          </table:table-cell>
          <table:table-cell table:style-name="ce7" office:value-type="string" calcext:value-type="string">
            <text:p>Add select statement/case</text:p>
          </table:table-cell>
          <table:table-cell table:style-name="ce7" office:value-type="string" calcext:value-type="string">
            <text:p>Add/Defer missing communication</text:p>
          </table:table-cell>
          <table:table-cell table:style-name="ce7" office:value-type="string" calcext:value-type="string">
            <text:p>Close channel</text:p>
          </table:table-cell>
          <table:table-cell table:style-name="ce7" office:value-type="string" calcext:value-type="string">
            <text:p>Introduce new channel</text:p>
          </table:table-cell>
          <table:table-cell table:style-name="ce2" table:number-columns-repeated="997"/>
        </table:table-row>
        <table:table-row table:style-name="ro1">
          <table:table-cell/>
          <table:table-cell table:formula="of:=HYPERLINK(&quot;https://github.com/moby/moby/pull/21233&quot;; &quot;moby#21233&quot;)" office:value-type="string" office:string-value="moby#21233" calcext:value-type="string">
            <text:p>moby#21233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11" office:value-type="string" calcext:value-type="string">
            <text:p>aa76ddd35307a007b14e955f7d7d787cb13bc0ea</text:p>
          </table:table-cell>
          <table:table-cell table:style-name="ce11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formula="of:=HYPERLINK(&quot;https://github.com/moby/moby/pull/33293&quot;; &quot;moby#33293&quot;)" office:value-type="string" office:string-value="moby#33293" calcext:value-type="string">
            <text:p>moby#33293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11" office:value-type="string" calcext:value-type="string">
            <text:p>d98d4faef86c4ba4470c7f28c2ce92c10de4a565</text:p>
          </table:table-cell>
          <table:table-cell table:style-name="ce11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by#3378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11" office:value-type="string" calcext:value-type="string">
            <text:p>da28210a157a3bf5662f1a049bb10f9b69d2a5a2</text:p>
          </table:table-cell>
          <table:table-cell table:style-name="ce11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table-cell table:style-name="ce11" office:value-type="string" calcext:value-type="string">
            <text:p>moby#439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11" office:value-type="string" calcext:value-type="string">
            <text:p>f83482c91885b8980031f44e30d73d6971042601</text:p>
          </table:table-cell>
          <table:table-cell table:style-name="ce11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kubernetes#35672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11" office:value-type="string" calcext:value-type="string">
            <text:p>68ca6381643b3d8f2afd7c5810ced87499d0a17a</text:p>
          </table:table-cell>
          <table:table-cell table:style-name="ce11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kubernetes#2533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11" office:value-type="string" calcext:value-type="string">
            <text:p>8a81000b71ddb319ee47185194dccb196dec64bf</text:p>
          </table:table-cell>
          <table:table-cell table:style-name="ce11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kubernetes#5316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11" office:value-type="string" calcext:value-type="string">
            <text:p>0aee25e06527993c59f3159e0cf3ff4342e169cd</text:p>
          </table:table-cell>
          <table:table-cell table:style-name="ce11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tcd#6857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11" office:value-type="string" calcext:value-type="string">
            <text:p>377f19b0031f9c0aafe2aec28b6f9019311f52f9</text:p>
          </table:table-cell>
          <table:table-cell table:style-name="ce11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11" office:value-type="string" calcext:value-type="string">
            <text:p>etcd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ckroachdb#1810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11" office:value-type="string" calcext:value-type="string">
            <text:p>6334904497be017eb8765268e3f65d388adcc028</text:p>
          </table:table-cell>
          <table:table-cell table:style-name="ce11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ckroachdb#1375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11" office:value-type="string" calcext:value-type="string">
            <text:p>c3fb1b490e3cbe9a3c00f8fae6b6b9cce8971eb6</text:p>
          </table:table-cell>
          <table:table-cell table:style-name="ce11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ckroachdb#13197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11" office:value-type="string" calcext:value-type="string">
            <text:p>1bc5fd27cffd6fe67009a583989f646746deee8b</text:p>
          </table:table-cell>
          <table:table-cell table:style-name="ce11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Basically the same as Cockroachdb#13755</text:p>
          </table:table-cell>
          <table:table-cell table:style-name="ce12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grpc-go@127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11" office:value-type="string" calcext:value-type="string">
            <text:p>7df48bee8829276b13ef52bff4e1c47b9d55cd7d</text:p>
          </table:table-cell>
          <table:table-cell table:style-name="ce11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11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rpc-go@490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11" office:value-type="string" calcext:value-type="string">
            <text:p>9fafaa3e4fbc47d6e18f72a6d4f99ba1b0179d0c</text:p>
          </table:table-cell>
          <table:table-cell table:style-name="ce11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11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 table:number-rows-repeated="29">
          <table:table-cell table:number-columns-repeated="3"/>
          <table:table-cell table:style-name="ce11" table:number-columns-repeated="4"/>
          <table:table-cell/>
          <table:table-cell table:style-name="ce12"/>
          <table:table-cell table:number-columns-repeated="1015"/>
        </table:table-row>
        <table:table-row table:style-name="ro1" table:number-rows-repeated="55">
          <table:table-cell table:number-columns-repeated="8"/>
          <table:table-cell table:style-name="ce12"/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4:Sheet1.I100">
            <calcext:condition calcext:apply-style-name="Error" calcext:value="not-contains-text([$Sheet2.$B$8:$Sheet2.$B$11])" calcext:base-cell-address="Sheet1.I4"/>
          </calcext:conditional-format>
          <calcext:conditional-format calcext:target-range-address="Sheet1.K4:Sheet1.AA1048576">
            <calcext:condition calcext:apply-style-name="BG Grey" calcext:value="!=0" calcext:base-cell-address="Sheet1.K4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14"/>
        <table:table-column table:style-name="co16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oBench taxonomy</text:p>
          </table:table-cell>
          <table:table-cell office:value-type="string" calcext:value-type="string">
            <text:p>Count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8:.C100])" office:value-type="float" office:value="13" calcext:value-type="float">
            <text:p>13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ug Count</text:p>
          </table:table-cell>
          <table:table-cell table:formula="of:=COUNTA([Sheet1.$I$4:.$I$1004])" office:value-type="float" office:value="13" calcext:value-type="float">
            <text:p>13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table:formula="of:=COUNTIF([Sheet1.$I$4:.$I$1002]; &quot;=&quot;&amp;IF(ISBLANK([.B8]); &quot;a&quot;; [.B8]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ition Variable</text:p>
          </table:table-cell>
          <table:table-cell table:formula="of:=COUNTIF([Sheet1.$I$4:.$I$1002]; &quot;=&quot;&amp;IF(ISBLANK([.B9]); &quot;a&quot;; [.B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tex</text:p>
          </table:table-cell>
          <table:table-cell table:formula="of:=COUNTIF([Sheet1.$I$4:.$I$1002]; &quot;=&quot;&amp;IF(ISBLANK([.B10]); &quot;a&quot;; [.B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dition Variable </text:p>
          </table:table-cell>
          <table:table-cell table:formula="of:=COUNTIF([Sheet1.$I$4:.$I$1002]; &quot;=&quot;&amp;IF(ISBLANK([.B11]); &quot;a&quot;; [.B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2]); &quot;a&quot;; [.B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3]); &quot;a&quot;; [.B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4]); &quot;a&quot;; [.B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5]); &quot;a&quot;; [.B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6]); &quot;a&quot;; [.B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7]); &quot;a&quot;; [.B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8]); &quot;a&quot;; [.B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9]); &quot;a&quot;; [.B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0]); &quot;a&quot;; [.B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1]); &quot;a&quot;; [.B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2]); &quot;a&quot;; [.B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3]); &quot;a&quot;; [.B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4]); &quot;a&quot;; [.B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5]); &quot;a&quot;; [.B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6]); &quot;a&quot;; [.B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7]); &quot;a&quot;; [.B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8]); &quot;a&quot;; [.B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9]); &quot;a&quot;; [.B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30]); &quot;a&quot;; [.B30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 </number:text>
      <number:am-pm/>
    </number:time-style>
    <number:date-style style:name="N133"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1">
      <number:day number:style="long"/>
      <number:text>-</number:text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26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_20_BG" style:display-name="Grey BG" style:family="table-cell" style:parent-style-name="Default">
      <style:table-cell-properties fo:background-color="#dddddd"/>
    </style:style>
    <style:style style:name="BG_20_Grey" style:display-name="BG Grey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1:05:25.937425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4:48:21.613733181</meta:creation-date>
    <dc:date>2022-04-06T21:09:06.300142725</dc:date>
    <meta:editing-duration>PT7H51M27S</meta:editing-duration>
    <meta:editing-cycles>13</meta:editing-cycles>
    <meta:generator>LibreOffice/7.3.1.3$Linux_X86_64 LibreOffice_project/30$Build-3</meta:generator>
    <meta:document-statistic meta:table-count="2" meta:cell-count="208" meta:object-count="0"/>
  </office:meta>
</office:document-meta>
</file>